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01E8E77EF1157710B47.png" manifest:media-type="image/png"/>
  <manifest:file-entry manifest:full-path="Pictures/10000000000002BE0000002C738D2D40EC31CF85.png" manifest:media-type="image/png"/>
  <manifest:file-entry manifest:full-path="Pictures/10000001000000310000002F90A7D6400968AE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 Mono" svg:font-family="'Bitstream Vera Sans Mono'" style:font-family-generic="modern" style:font-pitch="fixed"/>
    <style:font-face style:name="Courier 10 Pitch" svg:font-family="'Courier 10 Pitch'" style:font-adornments="Predeterminado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fo:language="ca" fo:country="ES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style:font-name="Verdana" fo:font-size="11pt" fo:letter-spacing="normal" fo:language="ca" fo:country="ES" fo:font-style="normal" fo:font-weight="normal" officeooo:rsid="0078ac79" officeooo:paragraph-rsid="003116a8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style:font-name="Verdana" fo:font-size="11pt" fo:letter-spacing="normal" fo:language="ca" fo:country="ES" fo:font-style="normal" fo:font-weight="normal" officeooo:rsid="00935002" officeooo:paragraph-rsid="00b712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Verdana" fo:font-size="11pt" fo:language="ca" fo:country="ES" fo:font-style="normal" officeooo:rsid="0078ac79" officeooo:paragraph-rsid="00811c93" fo:background-color="transparent" style:font-size-asian="11pt" style:font-style-asian="normal" style:font-size-complex="11pt" style:font-style-complex="normal"/>
    </style:style>
    <style:style style:name="P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Verdana" fo:font-size="11pt" fo:language="ca" fo:country="ES" fo:font-style="normal" fo:font-weight="normal" officeooo:rsid="00935002" officeooo:paragraph-rsid="00513ec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Heading_20_1">
      <style:paragraph-properties fo:text-align="justify" style:justify-single-word="false"/>
      <style:text-properties fo:background-color="transparent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ac41ff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b61681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Verdana" fo:font-size="11pt" fo:language="ca" fo:country="ES" fo:font-style="normal" officeooo:rsid="008e3a96" officeooo:paragraph-rsid="00afd01d" fo:background-color="transparent" style:font-size-asian="11pt" style:font-style-asian="normal" style:font-size-complex="11pt" style:font-style-complex="normal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Verdana" fo:font-size="11pt" fo:language="ca" fo:country="ES" fo:font-style="normal" officeooo:rsid="00b0ce1f" officeooo:paragraph-rsid="00b0ce1f" fo:background-color="transparent" style:font-size-asian="11pt" style:font-style-asian="normal" style:font-size-complex="11pt" style:font-style-complex="normal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Verdana" fo:font-size="11pt" fo:language="ca" fo:country="ES" fo:font-style="normal" officeooo:rsid="008e7d1f" officeooo:paragraph-rsid="008e7d1f" fo:background-color="transparent" style:font-size-asian="11pt" style:font-style-asian="normal" style:font-size-complex="11pt" style:font-style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Verdana" fo:font-size="11pt" fo:language="ca" fo:country="ES" fo:font-style="normal" officeooo:rsid="008e7d1f" officeooo:paragraph-rsid="008e7d1f" fo:background-color="transparent" style:font-size-asian="11pt" style:font-style-asian="normal" style:font-size-complex="11pt" style:font-style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Verdana" fo:font-size="11pt" fo:language="ca" fo:country="ES" fo:font-style="normal" officeooo:rsid="00bceb79" officeooo:paragraph-rsid="00bceb79" fo:background-color="transparent" style:font-size-asian="11pt" style:font-style-asian="normal" style:font-size-complex="11pt" style:font-style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Verdana" fo:font-size="11pt" fo:language="ca" fo:country="ES" fo:font-style="normal" officeooo:rsid="008fca43" officeooo:paragraph-rsid="008fca43" fo:background-color="transparent" style:font-size-asian="11pt" style:font-style-asian="normal" style:font-size-complex="11pt" style:font-style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Verdana" fo:font-size="11pt" fo:language="ca" fo:country="ES" fo:font-style="normal" officeooo:rsid="0078ac79" officeooo:paragraph-rsid="00b61681" fo:background-color="transparent" style:font-size-asian="11pt" style:font-style-asian="normal" style:font-size-complex="11pt" style:font-style-complex="normal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Verdana" fo:font-size="11pt" fo:language="ca" fo:country="ES" fo:font-style="normal" fo:font-weight="normal" officeooo:rsid="008e7d1f" officeooo:paragraph-rsid="008e7d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5">
      <style:paragraph-properties fo:text-align="justify" style:justify-single-word="false"/>
      <style:text-properties style:font-name="Verdana" fo:font-size="11pt" fo:language="ca" fo:country="ES" fo:font-style="normal" fo:font-weight="normal" officeooo:rsid="00aefee1" officeooo:paragraph-rsid="00aefe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Verdana" fo:font-size="11pt" fo:language="ca" fo:country="ES" fo:font-style="normal" fo:font-weight="normal" officeooo:rsid="00935002" officeooo:paragraph-rsid="00b6168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Verdana" fo:font-size="11pt" fo:language="ca" fo:country="ES" fo:font-style="normal" fo:font-weight="normal" officeooo:rsid="00935002" officeooo:paragraph-rsid="00b646d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Verdana" fo:font-size="11pt" fo:language="ca" fo:country="ES" fo:font-style="normal" fo:font-weight="normal" officeooo:rsid="0078ac79" officeooo:paragraph-rsid="00b6168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5">
      <style:paragraph-properties fo:text-align="justify" style:justify-single-word="false"/>
      <style:text-properties style:font-name="Verdana" fo:font-size="11pt" fo:language="ca" fo:country="ES" fo:font-style="normal" fo:font-weight="normal" officeooo:rsid="008e7d1f" officeooo:paragraph-rsid="009e9a55" fo:background-color="transparent" style:font-size-asian="11pt" style:font-style-asian="normal" style:font-size-complex="11pt" style:font-style-complex="normal"/>
    </style:style>
    <style:style style:name="P23" style:family="paragraph" style:parent-style-name="Text_20_body" style:list-style-name="L5">
      <style:paragraph-properties fo:text-align="justify" style:justify-single-word="false"/>
      <style:text-properties style:use-window-font-color="true" loext:opacity="0%" style:font-name="Verdana" fo:font-size="11pt" fo:language="ca" fo:country="ES" fo:font-style="normal" fo:font-weight="normal" officeooo:rsid="008e7d1f" officeooo:paragraph-rsid="008e7d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style="normal" officeooo:rsid="008fca43" officeooo:paragraph-rsid="008fca43" fo:background-color="transparent" style:font-style-asian="normal" style:font-style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fo:font-style="normal" officeooo:rsid="008e7d1f" officeooo:paragraph-rsid="008e7d1f" fo:background-color="transparent" style:font-style-asian="normal" style:font-style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tyle="normal" officeooo:rsid="0078ac79" officeooo:paragraph-rsid="00811c93" fo:background-color="transparent" style:font-style-asian="normal" style:font-style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aac3ed" officeooo:paragraph-rsid="00b61681"/>
    </style:style>
    <style:style style:name="P28" style:family="paragraph" style:parent-style-name="Text_20_body" style:list-style-name="L1">
      <style:paragraph-properties fo:text-align="justify" style:justify-single-word="false"/>
      <style:text-properties fo:font-variant="normal" fo:text-transform="none" style:font-name="Verdana" fo:font-size="11pt" fo:letter-spacing="normal" fo:language="ca" fo:country="ES" fo:font-style="normal" fo:font-weight="bold" officeooo:rsid="00935002" officeooo:paragraph-rsid="00b61681" fo:background-color="transparent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variant="normal" fo:text-transform="none" style:font-name="Verdana" fo:font-size="11pt" fo:letter-spacing="normal" fo:language="ca" fo:country="ES" fo:font-style="normal" fo:font-weight="normal" officeooo:rsid="00935002" officeooo:paragraph-rsid="00b712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fo:font-variant="normal" fo:text-transform="none" style:font-name="Verdana" fo:font-size="11pt" fo:letter-spacing="normal" fo:language="ca" fo:country="ES" fo:font-style="normal" fo:font-weight="normal" officeooo:rsid="0078ac79" officeooo:paragraph-rsid="003148fb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31" style:family="paragraph" style:parent-style-name="Text_20_body" style:list-style-name="L6">
      <style:paragraph-properties fo:text-align="justify" style:justify-single-word="false"/>
      <style:text-properties fo:font-variant="normal" fo:text-transform="none" style:font-name="Verdana" fo:font-size="11pt" fo:letter-spacing="normal" fo:language="ca" fo:country="ES" fo:font-style="normal" fo:font-weight="normal" officeooo:rsid="0078ac79" officeooo:paragraph-rsid="00950432" fo:background-color="transparent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aefee1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afbad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be9a01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0aefee1" style:font-weight-asian="normal" style:font-weight-complex="normal"/>
    </style:style>
    <style:style style:name="T6" style:family="text">
      <style:text-properties fo:font-weight="normal" officeooo:rsid="00935002" style:font-weight-asian="normal" style:font-weight-complex="normal"/>
    </style:style>
    <style:style style:name="T7" style:family="text">
      <style:text-properties style:font-name="Verdana" fo:font-size="11pt" fo:language="ca" fo:country="ES" style:font-size-asian="11pt" style:font-size-complex="11pt"/>
    </style:style>
    <style:style style:name="T8" style:family="text">
      <style:text-properties style:font-name="Verdana" fo:font-size="11pt" fo:language="ca" fo:country="ES" officeooo:rsid="007505e1" style:font-size-asian="11pt" style:font-size-complex="11pt"/>
    </style:style>
    <style:style style:name="T9" style:family="text">
      <style:text-properties style:font-name="Verdana" fo:font-size="11pt" fo:language="ca" fo:country="ES" officeooo:rsid="008fca43" style:font-size-asian="11pt" style:font-size-complex="11pt"/>
    </style:style>
    <style:style style:name="T10" style:family="text">
      <style:text-properties style:font-name="Verdana" fo:font-size="11pt" fo:language="ca" fo:country="ES" officeooo:rsid="00935002" style:font-size-asian="11pt" style:font-size-complex="11pt"/>
    </style:style>
    <style:style style:name="T11" style:family="text">
      <style:text-properties style:font-name="Verdana" fo:font-size="11pt" fo:language="ca" fo:country="ES" officeooo:rsid="00b416d7" style:font-size-asian="11pt" style:font-size-complex="11pt"/>
    </style:style>
    <style:style style:name="T12" style:family="text">
      <style:text-properties style:font-name="Verdana" fo:font-size="11pt" fo:language="ca" fo:country="ES" officeooo:rsid="00c6cf68" style:font-size-asian="11pt" style:font-size-complex="11pt"/>
    </style:style>
    <style:style style:name="T13" style:family="text">
      <style:text-properties style:font-name="Verdana" fo:font-size="11pt" fo:language="ca" fo:country="ES" fo:font-weight="bold" officeooo:rsid="00935002" style:font-size-asian="11pt" style:font-weight-asian="bold" style:font-size-complex="11pt" style:font-weight-complex="bold"/>
    </style:style>
    <style:style style:name="T14" style:family="text">
      <style:text-properties style:font-name="Verdana" fo:font-size="11pt" fo:language="ca" fo:country="ES" fo:font-weight="bold" officeooo:rsid="00b416d7" style:font-size-asian="11pt" style:font-weight-asian="bold" style:font-size-complex="11pt" style:font-weight-complex="bold"/>
    </style:style>
    <style:style style:name="T15" style:family="text">
      <style:text-properties style:font-name="Verdana" fo:font-size="11pt" fo:language="ca" fo:country="ES" fo:font-style="normal" officeooo:rsid="00ac41ff" fo:background-color="transparent" loext:char-shading-value="0" style:font-size-asian="11pt" style:font-style-asian="normal" style:font-size-complex="11pt" style:font-style-complex="normal"/>
    </style:style>
    <style:style style:name="T16" style:family="text">
      <style:text-properties style:font-name="Verdana" fo:font-size="11pt" fo:language="ca" fo:country="ES" fo:font-style="normal" officeooo:rsid="007f599c" fo:background-color="transparent" loext:char-shading-value="0" style:font-size-asian="11pt" style:font-style-asian="normal" style:font-size-complex="11pt" style:font-style-complex="normal"/>
    </style:style>
    <style:style style:name="T17" style:family="text">
      <style:text-properties style:font-name="Verdana" fo:font-size="11pt" fo:language="ca" fo:country="ES" fo:font-style="normal" officeooo:rsid="008e3a96" fo:background-color="transparent" loext:char-shading-value="0" style:font-size-asian="11pt" style:font-style-asian="normal" style:font-size-complex="11pt" style:font-style-complex="normal"/>
    </style:style>
    <style:style style:name="T18" style:family="text">
      <style:text-properties style:font-name="Verdana" fo:font-size="11pt" fo:language="ca" fo:country="ES" fo:font-style="normal" officeooo:rsid="00afd01d" fo:background-color="transparent" loext:char-shading-value="0" style:font-size-asian="11pt" style:font-style-asian="normal" style:font-size-complex="11pt" style:font-style-complex="normal"/>
    </style:style>
    <style:style style:name="T19" style:family="text">
      <style:text-properties style:font-name="Verdana" fo:font-size="11pt" fo:language="ca" fo:country="ES" fo:font-style="normal" officeooo:rsid="00b416d7" fo:background-color="transparent" loext:char-shading-value="0" style:font-size-asian="11pt" style:font-style-asian="normal" style:font-size-complex="11pt" style:font-style-complex="normal"/>
    </style:style>
    <style:style style:name="T20" style:family="text">
      <style:text-properties style:font-name="Verdana" fo:font-size="11pt" fo:language="ca" fo:country="ES" fo:font-style="normal" fo:font-weight="bold" officeooo:rsid="007f599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Verdana" fo:font-size="11pt" fo:language="ca" fo:country="ES" fo:font-style="normal" fo:font-weight="bold" officeooo:rsid="00b712d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Verdana" fo:font-size="11pt" fo:language="ca" fo:country="ES" fo:font-style="normal" fo:font-weight="normal" officeooo:rsid="0093500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Verdana" fo:font-size="11pt" fo:language="ca" fo:country="ES" fo:font-style="normal" fo:font-weight="normal" officeooo:rsid="00b712d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fo:font-weight="bold" style:font-weight-asian="bold" style:font-weight-complex="bold"/>
    </style:style>
    <style:style style:name="T26" style:family="text">
      <style:text-properties fo:font-variant="normal" fo:text-transform="none" fo:letter-spacing="normal" fo:font-weight="bold" officeooo:rsid="00b61681" style:font-weight-asian="bold" style:font-weight-complex="bold"/>
    </style:style>
    <style:style style:name="T27" style:family="text">
      <style:text-properties fo:font-variant="normal" fo:text-transform="none" fo:letter-spacing="normal" fo:font-weight="bold" officeooo:rsid="00935002" style:font-weight-asian="bold" style:font-weight-complex="bold"/>
    </style:style>
    <style:style style:name="T28" style:family="text">
      <style:text-properties fo:font-variant="normal" fo:text-transform="none" fo:letter-spacing="normal" fo:font-weight="bold" officeooo:rsid="00b712d4" style:font-weight-asian="bold" style:font-weight-complex="bold"/>
    </style:style>
    <style:style style:name="T29" style:family="text">
      <style:text-properties fo:font-variant="normal" fo:text-transform="none" fo:letter-spacing="normal" officeooo:rsid="00935002"/>
    </style:style>
    <style:style style:name="T30" style:family="text">
      <style:text-properties fo:font-variant="normal" fo:text-transform="none" fo:letter-spacing="normal" officeooo:rsid="00b712d4"/>
    </style:style>
    <style:style style:name="T31" style:family="text">
      <style:text-properties fo:font-variant="normal" fo:text-transform="none" fo:letter-spacing="normal" officeooo:rsid="00c1145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935002" style:font-weight-asian="bold" style:font-weight-complex="bold"/>
    </style:style>
    <style:style style:name="T34" style:family="text">
      <style:text-properties fo:font-weight="bold" officeooo:rsid="00a8e64e" style:font-weight-asian="bold" style:font-weight-complex="bold"/>
    </style:style>
    <style:style style:name="T35" style:family="text">
      <style:text-properties fo:font-weight="bold" officeooo:rsid="00aefee1" style:font-weight-asian="bold" style:font-weight-complex="bold"/>
    </style:style>
    <style:style style:name="T36" style:family="text">
      <style:text-properties fo:font-weight="bold" officeooo:rsid="00b0f4d4" style:font-weight-asian="bold" style:font-weight-complex="bold"/>
    </style:style>
    <style:style style:name="T37" style:family="text">
      <style:text-properties fo:font-weight="bold" officeooo:rsid="00b327c5" style:font-weight-asian="bold" style:font-weight-complex="bold"/>
    </style:style>
    <style:style style:name="T38" style:family="text">
      <style:text-properties fo:font-weight="bold" officeooo:rsid="00b416d7" style:font-weight-asian="bold" style:font-weight-complex="bold"/>
    </style:style>
    <style:style style:name="T39" style:family="text">
      <style:text-properties fo:font-weight="bold" officeooo:rsid="00b61681" style:font-weight-asian="bold" style:font-weight-complex="bold"/>
    </style:style>
    <style:style style:name="T40" style:family="text">
      <style:text-properties fo:font-weight="bold" officeooo:rsid="00b712d4" style:font-weight-asian="bold" style:font-weight-complex="bold"/>
    </style:style>
    <style:style style:name="T41" style:family="text">
      <style:text-properties fo:font-weight="bold" officeooo:rsid="00bbe44c" style:font-weight-asian="bold" style:font-weight-complex="bold"/>
    </style:style>
    <style:style style:name="T42" style:family="text">
      <style:text-properties fo:font-weight="bold" officeooo:rsid="00bed1f9" style:font-weight-asian="bold" style:font-weight-complex="bold"/>
    </style:style>
    <style:style style:name="T43" style:family="text">
      <style:text-properties officeooo:rsid="008fca43"/>
    </style:style>
    <style:style style:name="T44" style:family="text">
      <style:text-properties officeooo:rsid="00935002"/>
    </style:style>
    <style:style style:name="T45" style:family="text">
      <style:text-properties officeooo:rsid="00985015"/>
    </style:style>
    <style:style style:name="T46" style:family="text">
      <style:text-properties officeooo:rsid="009a30bd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09e9a55" style:font-weight-asian="normal" style:font-weight-complex="normal"/>
    </style:style>
    <style:style style:name="T49" style:family="text">
      <style:text-properties officeooo:rsid="009f961e" style:font-weight-asian="normal" style:font-weight-complex="normal"/>
    </style:style>
    <style:style style:name="T50" style:family="text">
      <style:text-properties style:use-window-font-color="true" loext:opacity="0%" style:font-name="Arial" fo:font-size="12pt" fo:font-style="normal" fo:font-weight="normal" officeooo:rsid="00ac41ff" style:font-size-asian="12pt" style:font-style-asian="normal" style:font-weight-asian="normal" style:font-style-complex="normal" style:font-weight-complex="normal"/>
    </style:style>
    <style:style style:name="T51" style:family="text">
      <style:text-properties officeooo:rsid="00b0ce1f"/>
    </style:style>
    <style:style style:name="T52" style:family="text">
      <style:text-properties officeooo:rsid="00b416d7"/>
    </style:style>
    <style:style style:name="T53" style:family="text">
      <style:text-properties officeooo:rsid="00b712d4"/>
    </style:style>
    <style:style style:name="T54" style:family="text">
      <style:text-properties officeooo:rsid="00b7a1df"/>
    </style:style>
    <style:style style:name="T55" style:family="text">
      <style:text-properties officeooo:rsid="00b0f4d4"/>
    </style:style>
    <style:style style:name="T56" style:family="text">
      <style:text-properties officeooo:rsid="00b835e3"/>
    </style:style>
    <style:style style:name="T57" style:family="text">
      <style:text-properties officeooo:rsid="00b9c812"/>
    </style:style>
    <style:style style:name="T58" style:family="text">
      <style:text-properties officeooo:rsid="00bbb660"/>
    </style:style>
    <style:style style:name="T59" style:family="text">
      <style:text-properties officeooo:rsid="00be9a01"/>
    </style:style>
    <style:style style:name="T60" style:family="text">
      <style:text-properties officeooo:rsid="00bf7355"/>
    </style:style>
    <style:style style:name="T61" style:family="text">
      <style:text-properties officeooo:rsid="00c11454"/>
    </style:style>
    <style:style style:name="T62" style:family="text">
      <style:text-properties officeooo:rsid="00c26269"/>
    </style:style>
    <style:style style:name="T63" style:family="text">
      <style:text-properties officeooo:rsid="00c2e6a8"/>
    </style:style>
    <style:style style:name="T64" style:family="text">
      <style:text-properties officeooo:rsid="00c32076"/>
    </style:style>
    <style:style style:name="T65" style:family="text">
      <style:text-properties officeooo:rsid="00bed1f9"/>
    </style:style>
    <style:style style:name="T66" style:family="text">
      <style:text-properties officeooo:rsid="00c6cf68"/>
    </style:style>
    <style:style style:name="T67" style:family="text">
      <style:text-properties style:use-window-font-color="true" loext:opacity="0%" style:font-name="Arial1" fo:font-size="14pt" fo:language="es" fo:country="ES" fo:font-weight="bold" style:font-name-asian="Times New Roman1" style:font-size-asian="14pt" style:language-asian="zxx" style:country-asian="none" style:font-weight-asian="bold" style:font-name-complex="Times New Roman1" style:font-size-complex="10pt" style:language-complex="ar" style:country-complex="SA"/>
    </style:style>
    <style:style style:name="T68" style:family="text">
      <style:text-properties style:use-window-font-color="true" loext:opacity="0%" style:font-name="Arial1" fo:font-size="12pt" fo:language="es" fo:country="ES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0" draw:name="Forma1" draw:style-name="gr1"><draw:g draw:style-name="gr2"><draw:g draw:style-name="gr2"><draw:frame draw:style-name="gr3" draw:text-style-name="P32" svg:width="1.038cm" svg:height="0.881cm" svg:x="0.138cm" svg:y="0.355cm"><draw:image xlink:href="Pictures/10000001000000310000002F90A7D6400968AEEF.png" xlink:type="simple" xlink:show="embed" xlink:actuate="onLoad" draw:mime-type="image/png"><text:p/></draw:image></draw:frame><draw:frame draw:style-name="gr3" draw:text-style-name="P32" svg:width="14.86cm" svg:height="0.83cm" svg:x="1.955cm" svg:y="0.39cm"><draw:image xlink:href="Pictures/10000000000002BE0000002C738D2D40EC31CF85.png" xlink:type="simple" xlink:show="embed" xlink:actuate="onLoad" draw:mime-type="image/png"><text:p/></draw:image></draw:frame></draw:g><draw:line draw:style-name="gr4" draw:text-style-name="P32" svg:x1="0.605cm" svg:y1="3.736cm" svg:x2="16.353cm" svg:y2="3.736cm"><text:p/></draw:line></draw:g><draw:frame draw:style-name="gr5" draw:text-style-name="P34" svg:width="13.209cm" svg:height="1.994cm" svg:x="1.872cm" svg:y="1.436cm"><draw:text-box><text:p text:style-name="P33"><text:span text:style-name="T67">Enginyeria <text:s/>Informàtica</text:span></text:p><text:p text:style-name="P33"><text:span text:style-name="T68"><text:s/></text:span><text:span text:style-name="T68">Administració de Sistemes Operatius (ADSO)</text:span></text:p><text:p text:style-name="P33"><text:span text:style-name="T68">Mhakathon Individual1 18-01-24</text:span></text:p></draw:text-box></draw:frame></draw:g></text:p>
      <text:h text:style-name="P7" text:outline-level="1" text:is-list-header="true"/>
      <text:list xml:id="list623046876" text:style-name="L1">
        <text:list-item>
          <text:p text:style-name="P8"><text:span text:style-name="T16">(</text:span><text:span text:style-name="T19">3</text:span><text:span text:style-name="T20">,5 punts</text:span><text:span text:style-name="T16">) </text:span><text:span text:style-name="T15">Es vol substituir el sistema operatiu instal·lat al disc virtual </text:span><text:span text:style-name="T18">(VHD) </text:span><text:span text:style-name="T15">de la màquina de la mHKT 1 </text:span><text:span text:style-name="T18">seguint les següents</text:span><text:span text:style-name="T17"> </text:span><text:span text:style-name="T50"><text:s/></text:span><text:span text:style-name="T17">especificacions:</text:span></text:p>
        </text:list-item>
      </text:list>
      <text:list xml:id="list3566828713" text:style-name="L2">
        <text:list-item>
          <text:list>
            <text:list-item>
              <text:list>
                <text:list-item>
                  <text:p text:style-name="P10">Utilitzarem <text:span text:style-name="T37">la versió més actualitzada</text:span> <text:span text:style-name="T45">de Arch Linux </text:span>que <text:span text:style-name="T45">podem trobar a </text:span><text:a xlink:type="simple" xlink:href="https://archlinux.org/" text:style-name="Internet_20_link" text:visited-style-name="Visited_20_Internet_20_Link"><text:span text:style-name="T45">https://archlinux.org/</text:span></text:a></text:p>
                </text:list-item>
                <text:list-item>
                  <text:p text:style-name="P10"><text:span text:style-name="T5">Els directoris /</text:span><text:span text:style-name="T2">home/</text:span><text:span text:style-name="T3">homeA</text:span><text:span text:style-name="T2">, /usr/local, /var, /tmp i el swap </text:span><text:span text:style-name="T5">hauran d’estar en particions separades</text:span></text:p>
                </text:list-item>
              </text:list>
            </text:list-item>
          </text:list>
        </text:list-item>
      </text:list>
      <text:list xml:id="list1483999605" text:style-name="L3">
        <text:list-item>
          <text:list>
            <text:list-item>
              <text:list>
                <text:list-item>
                  <text:p text:style-name="P11"><text:span text:style-name="T2">E</text:span><text:span text:style-name="T1">l sistema de fitxer es muntarà a </text:span><text:span text:style-name="T4">l’</text:span><text:span text:style-name="T1">engegar el sistema</text:span></text:p>
                </text:list-item>
              </text:list>
            </text:list-item>
          </text:list>
        </text:list-item>
      </text:list>
      <text:list xml:id="list2832415963" text:style-name="L4">
        <text:list-item>
          <text:list>
            <text:list-item>
              <text:list>
                <text:list-item>
                  <text:p text:style-name="P12">La maquina es dirà <text:span text:style-name="T32">&lt;</text:span><text:span text:style-name="T41">el teu_nom&gt;-</text:span><text:span text:style-name="T35">mhkt24 (ha d'aparèixer al prompt)</text:span></text:p>
                  <text:list>
                    <text:list-item>
                      <text:list>
                        <text:list-item>
                          <text:p text:style-name="P14"><draw:frame draw:style-name="fr1" draw:name="Imagen1" text:anchor-type="paragraph" svg:x="7.624cm" svg:y="-0.12cm" svg:width="5.052cm" svg:height="0.794cm" draw:z-index="1"><draw:image xlink:href="Pictures/10000000000000BF0000001E8E77EF1157710B47.png" xlink:type="simple" xlink:show="embed" xlink:actuate="onLoad" draw:mime-type="image/png"/></draw:frame><text:span text:style-name="T35">E</text:span><text:span text:style-name="T32">x.: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925517495" text:style-name="L5">
        <text:list-item>
          <text:list>
            <text:list-item>
              <text:list>
                <text:list-item>
                  <text:p text:style-name="P23">la xarxa es detectarà automàticament i l’assignació d'adreces serà per dhcp. <text:span text:style-name="T46">Comprova abans de fer cap acció si ja tens connexió a internet.</text:span></text:p>
                </text:list-item>
                <text:list-item>
                  <text:p text:style-name="P17">Es permetrà accés amb usuari root.</text:p>
                </text:list-item>
                <text:list-item>
                  <text:p text:style-name="P18">Es crearà un usuari amb user <text:span text:style-name="T32">aso</text:span> i password <text:span text:style-name="T32">aso, </text:span><text:span text:style-name="T55">amb home</text:span><text:span text:style-name="T36"> </text:span><text:span text:style-name="T55">a</text:span><text:span text:style-name="T36"> /home/home</text:span><text:span text:style-name="T38">A</text:span> de forma manual <text:span text:style-name="T51">(modificant les bases de dades d’usuari)</text:span></text:p>
                </text:list-item>
                <text:list-item>
                  <text:p text:style-name="P22"><text:span text:style-name="T47">S’ha d'instal·lar grub </text:span><text:a xlink:type="simple" xlink:href="https://wiki.archlinux.org/title/GRUB_(Español)" text:style-name="Internet_20_link" text:visited-style-name="Visited_20_Internet_20_Link"><text:span text:style-name="T47">https://wiki.archlinux.org/title/GRUB_(Espa%C3%B1ol)</text:span></text:a><text:span text:style-name="T47">. </text:span><text:span text:style-name="T48">Si l’aplicació grub no existeix, instal·la-la </text:span><text:a xlink:type="simple" xlink:href="https://man.archlinux.org/man/pacman.8" text:style-name="Internet_20_link" text:visited-style-name="Visited_20_Internet_20_Link"><text:span text:style-name="T48">https://man.archlinux.org/man/pacman.8</text:span></text:a><text:span text:style-name="T48"> </text:span><text:span text:style-name="T49">(utilitza l’operació Synchronize packages)</text:span></text:p>
                </text:list-item>
              </text:list>
            </text:list-item>
          </text:list>
        </text:list-item>
      </text:list>
      <text:list xml:id="list124820480247078" text:continue-list="list623046876" text:style-name="L1">
        <text:list-item>
          <text:list>
            <text:list-item text:start-value="1">
              <text:p text:style-name="P24"><text:span text:style-name="T10">(</text:span><text:span text:style-name="T14">0,5</text:span><text:span text:style-name="T13"> punt</text:span><text:span text:style-name="T10">) </text:span><text:span text:style-name="T8">I</text:span><text:span text:style-name="T7">ndica, el mes detallat possible, els passos (algoritme) que seguiràs per fer la instal·lació i que es compleixin totes les especificacions.</text:span></text:p>
            </text:list-item>
            <text:list-item>
              <text:p text:style-name="P25"><text:span text:style-name="T10">(</text:span><text:span text:style-name="T13">0,5 punts</text:span><text:span text:style-name="T10">) </text:span><text:span text:style-name="T8">M</text:span><text:span text:style-name="T7">ostra l’estat actual del teu sistema abans de fer la nova instal·lació (particions, usuaris, </text:span><text:span text:style-name="T12">fstab, SO instal·lats </text:span><text:span text:style-name="T7">. </text:span><text:span text:style-name="T10">Indica les comandes que fas servir.</text:span></text:p>
            </text:list-item>
            <text:list-item>
              <text:p text:style-name="P13"><text:span text:style-name="T44">(</text:span><text:span text:style-name="T38">0,5</text:span><text:span text:style-name="T33"> punt</text:span><text:span text:style-name="T44">) </text:span>Descarrega la imatge de <text:span text:style-name="T35">ArchLinux</text:span> i prepara la MV per b<text:span text:style-name="T43">o</text:span>otar des d’aquesta imatge. Indica quin es el mode d'instal·lació que has escollit. <text:span text:style-name="T54">Mostra la versió a instal·la-lar.</text:span></text:p>
            </text:list-item>
            <text:list-item>
              <text:p text:style-name="P26"><text:span text:style-name="T10">(</text:span><text:span text:style-name="T11">1</text:span><text:span text:style-name="T13"> punts</text:span><text:span text:style-name="T10">) </text:span><text:span text:style-name="T8">M</text:span><text:span text:style-name="T7">ostra </text:span><text:span text:style-name="T9">el</text:span><text:span text:style-name="T12">s</text:span><text:span text:style-name="T9"> passos que vas seguint durant la instal·lació.</text:span></text:p>
            </text:list-item>
            <text:list-item>
              <text:p text:style-name="P15"><text:span text:style-name="T44">(</text:span><text:span text:style-name="T33">1 punt</text:span><text:span text:style-name="T44">) Acaba la instal</text:span><text:span text:style-name="T56">·la</text:span><text:span text:style-name="T44">ció. </text:span><text:span text:style-name="T52">Entra al nou sistema amb l’usuari aso i mostra, </text:span><text:span text:style-name="T57">des de terminal, </text:span><text:span text:style-name="T52"><text:s/>els resultats </text:span><text:span text:style-name="T56">(</text:span><text:span text:style-name="T59">prompt, </text:span><text:span text:style-name="T56">particions, punts de muntatge </text:span><text:span text:style-name="T58">i </text:span><text:span text:style-name="T56">versió del kernel</text:span><text:span text:style-name="T58">)</text:span></text:p>
            </text:list-item>
          </text:list>
        </text:list-item>
      </text:list>
      <text:p text:style-name="P5"/>
      <text:p text:style-name="P5"/>
      <text:list xml:id="list124820863646270" text:continue-numbering="true" text:style-name="L1">
        <text:list-item>
          <text:p text:style-name="P16"><text:span text:style-name="T32">(</text:span><text:span text:style-name="T39">3</text:span><text:span text:style-name="T32">,5 punts)</text:span> <text:span text:style-name="T6">Es vol crear un mecanisme per gestionar usuaris dins del sistema de tal forma que un administrador de sistemes </text:span><text:span text:style-name="T33">novell</text:span><text:span text:style-name="T6"> (</text:span><text:span text:style-name="T33">sense permisos de root</text:span><text:span text:style-name="T6">) </text:span><text:soft-page-break/><text:span text:style-name="T6">s’encarregui d’aquesta gestió. Aquest administrador s’encarregarà de modificar un arxiu de text, anomenat </text:span><text:span text:style-name="T33">usuaris.txt</text:span><text:span text:style-name="T6">, a on ficarà informació dels nous usuaris a donar d’alta o dels usuaris que s’han de donar de baixa. El nostre mecanisme utilitzarà, de forma periòdica, aquest fitxer per crear/eliminar usuaris. S’ha de complir les següents condicions:</text:span></text:p>
          <text:list>
            <text:list-item>
              <text:list>
                <text:list-item>
                  <text:p text:style-name="P19">Els usuaris del sistema estan organitzats en equips de treball i, per tant, el seu grup serà el nom de l’equip. (veure adjunt: «<text:span text:style-name="T32">equips_usuaris.xls</text:span>»)</text:p>
                </text:list-item>
                <text:list-item>
                  <text:p text:style-name="P19">L’username de cada usuari correspon al seu cognom. <text:span text:style-name="T62">La repetició de cognom</text:span><text:span text:style-name="T64">s</text:span><text:span text:style-name="T62"> ha d’estar solucionada</text:span></text:p>
                </text:list-item>
                <text:list-item>
                  <text:p text:style-name="P19">Cada equip tindrà un directori propi, penjat del <text:span text:style-name="T32">/home</text:span>, amb el nom de l’equip i a dins cada usuari tindrà el seu directori propi</text:p>
                </text:list-item>
                <text:list-item>
                  <text:p text:style-name="P19">Cap usuari pot accedir al directori de qualsevol altre usuari</text:p>
                </text:list-item>
                <text:list-item>
                  <text:p text:style-name="P19">El directori de l’equip s’esborrarà quan no hi hagi cap usuari a l’equip</text:p>
                </text:list-item>
                <text:list-item>
                  <text:p text:style-name="P19">Per tal de compartir informació, dins de cada directori d’equip hi hauran dos directoris afegits: el directori «grup» (<text:span text:style-name="T32">/home/nom_equip/grup</text:span>) que serà accessible únicament per a tots els membres de l’equip i el directori «public» (<text:span text:style-name="T32">/home/nom_equip/public</text:span>) que serà accessible per a tothom</text:p>
                  <text:p text:style-name="P19">L’actualització d’usuaris es farà automàticament el dilluns de cada setmana a les 6:30h, excepte els mesos de juliol i agost</text:p>
                </text:list-item>
              </text:list>
            </text:list-item>
            <text:list-item>
              <text:p text:style-name="P9"><text:span text:style-name="T23">(</text:span><text:span text:style-name="T21">0,5 punts</text:span><text:span text:style-name="T23">) </text:span><text:span text:style-name="T22">Explica com crearàs aquest mecanisme</text:span></text:p>
            </text:list-item>
            <text:list-item>
              <text:p text:style-name="P19"><text:span text:style-name="T53">(</text:span><text:span text:style-name="T40">0,5 punts</text:span><text:span text:style-name="T53">) </text:span>Crea l’arxiu <text:span text:style-name="T32">usuaris.txt</text:span> a partir del fitxer de dades adjunt <text:span text:style-name="T62">i fes que pugui ser modificat per l’administrador novell</text:span>. Escriu les instruccions que ha de seguir l’administrador novell per a introduir/eliminar usuaris de l’arxiu <text:span text:style-name="T32">usuaris.txt</text:span></text:p>
            </text:list-item>
            <text:list-item>
              <text:p text:style-name="P19"><text:span text:style-name="T53">(</text:span><text:span text:style-name="T40">1,5 punts</text:span><text:span text:style-name="T53">) </text:span>Posa en marxa <text:span text:style-name="T53">(</text:span><text:span text:style-name="T60">amb una </text:span><text:span text:style-name="T53">temporitz</text:span><text:span text:style-name="T60">ació puntual</text:span><text:span text:style-name="T53">)</text:span> el mecanisme i comprova la creació/eliminació d’usuaris, permisos d'accés <text:span text:style-name="T62">a directoris i altres usuaris.</text:span></text:p>
            </text:list-item>
            <text:list-item>
              <text:p text:style-name="P19"><text:span text:style-name="T53">(</text:span><text:span text:style-name="T40">1 punt</text:span><text:span text:style-name="T53">) </text:span>Temporitza la tasca</text:p>
            </text:list-item>
          </text:list>
        </text:list-item>
        <text:list-item>
          <text:p text:style-name="P21"><text:span text:style-name="T25">(</text:span><text:span text:style-name="T26">3</text:span><text:span text:style-name="T25"> punts)</text:span><text:span text:style-name="T24"> </text:span><text:span text:style-name="T29">La comanda </text:span><text:span text:style-name="T27">inxi</text:span><text:span text:style-name="T29"> ens dona informació del nostre sistema. Utilitzant aquesta informació, volem crear un script de protecció del nostre sistema que doni un senyal d’avís quan la temperatura exterior (punt geogràfic a on estem treballant) sigui mes gran que un valor escollit per vosaltres.</text:span></text:p>
        </text:list-item>
      </text:list>
      <text:p text:style-name="P4"/>
      <text:list xml:id="list124819298200479" text:continue-numbering="true" text:style-name="L1">
        <text:list-item>
          <text:list>
            <text:list-item>
              <text:list>
                <text:list-item>
                  <text:p text:style-name="P19"><text:s/>Aquest avís ha de contenir informació del nombre de processos en execució i el % de memòria utilitzada. </text:p>
                </text:list-item>
                <text:list-item>
                  <text:p text:style-name="P27"><text:span text:style-name="T22">S’ha d’enviar un missatge al terminal de tots els usuaris connectats, tant en local com en remot via ssh. (</text:span><text:a xlink:type="simple" xlink:href="https://man7.org/linux/man-pages/man1/wall.1.html" text:style-name="Internet_20_link" text:visited-style-name="Visited_20_Internet_20_Link">https://man7.org/linux/man-pages/man1/wall.1.html</text:a><text:span text:style-name="T22">)</text:span></text:p>
                </text:list-item>
                <text:list-item>
                  <text:p text:style-name="P28">Nota: tota la informació <text:span text:style-name="T63">s’ha d’extreure</text:span> <text:span text:style-name="T63">de </text:span>la comanda inxi</text:p>
                </text:list-item>
              </text:list>
              <text:p text:style-name="P29"/>
              <text:list text:continue-numbering="true">
                <text:list-header>
                  <text:p text:style-name="P19"/>
                </text:list-header>
              </text:list>
            </text:list-item>
            <text:list-item>
              <text:p text:style-name="P19"><text:soft-page-break/><text:span text:style-name="T53">(</text:span><text:span text:style-name="T40">0,5 punts</text:span><text:span text:style-name="T53">) </text:span>Explica en format pseudocodi el funcionament del script</text:p>
            </text:list-item>
            <text:list-item>
              <text:p text:style-name="P20"><text:span text:style-name="T53">(</text:span><text:span text:style-name="T40">0,5 punts</text:span><text:span text:style-name="T53">) </text:span>descarrega el fitxer precompilat (.<text:span text:style-name="T32">deb</text:span>) de inxi amb la comanda <text:span text:style-name="T32">wget </text:span><text:span text:style-name="T65">directament al directori </text:span><text:span text:style-name="T42">/tmp </text:span><text:span text:style-name="T65">(utilitza opcions de wget). </text:span><text:span text:style-name="T66">Si tens instal·lat inxi, desinstal·la-ho abans de començar.</text:span></text:p>
              <text:p text:style-name="P19"/>
            </text:list-item>
            <text:list-item>
              <text:p text:style-name="P20"><text:span text:style-name="T53">(</text:span><text:span text:style-name="T40">0,</text:span><text:span text:style-name="T53">5 </text:span><text:span text:style-name="T40">punts</text:span><text:span text:style-name="T53">)</text:span>Temporitza la protecció segons el teu criteri d’administrador del sistema.</text:p>
            </text:list-item>
            <text:list-item>
              <text:p text:style-name="P20"><text:span text:style-name="T30">(</text:span><text:span text:style-name="T28">1,5 punts</text:span><text:span text:style-name="T30">) </text:span><text:span text:style-name="T24">Realitza les proves que consideris adients per tal que quedi demostrat el correcte funcionament del script </text:span><text:span text:style-name="T31">(diferents valor de temperatura, enviament d’avis als usuaris connectats en local i en remot via ssh). Mostra captures de pantalla per a cada cas.</text:span></text:p>
            </text:list-item>
          </text:list>
        </text:list-item>
      </text:list>
      <text:p text:style-name="P6"/>
      <text:p text:style-name="P3">Entrega: </text:p>
      <text:p text:style-name="P3"/>
      <text:list xml:id="list1470705066" text:style-name="L6">
        <text:list-item>
          <text:p text:style-name="P30"><text:span text:style-name="T32">mHKT individual 23-24</text:span><text:span text:style-name="T40">_final</text:span><text:span text:style-name="T32">.odt </text:span><text:span text:style-name="T34">(o .doc)</text:span> amb les captures de pantalla inserides a <text:span text:style-name="T61">cadascun dels apartats de l’exercici, </text:span><text:s/>i els comentaris que creguis convenient per tal de mostrar la resolució dels exercicis</text:p>
        </text:list-item>
        <text:list-item>
          <text:p text:style-name="P31"><text:span text:style-name="T53">tots els </text:span><text:span text:style-name="T66">c</text:span>odi<text:span text:style-name="T53">s</text:span> <text:span text:style-name="T40">fon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 Mono" svg:font-family="'Bitstream Vera Sans Mono'" style:font-family-generic="modern" style:font-pitch="fixed"/>
    <style:font-face style:name="Courier 10 Pitch" svg:font-family="'Courier 10 Pitch'" style:font-adornments="Predeterminado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ca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ca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gunta" style:family="paragraph" style:parent-style-name="Text_20_body" style:class="text">
      <loext:graphic-properties draw:fill="solid" draw:fill-color="#cccccc" draw:opacity="100%"/>
      <style:paragraph-properties fo:background-color="#cccccc" fo:padding="0.049cm" fo:border="0.06pt solid #000000" style:shadow="none"/>
    </style:style>
    <style:style style:name="ejemplo" style:family="paragraph" style:parent-style-name="Pregunta" style:master-page-name="">
      <loext:graphic-properties draw:fill="solid" draw:fill-color="#e6e6e6" draw:opacity="100%"/>
      <style:paragraph-properties style:page-number="auto" fo:background-color="#e6e6e6"/>
      <style:text-properties style:font-name="Courier 10 Pitch" fo:font-family="'Courier 10 Pitch'" style:font-style-name="Predeterminado" style:font-pitch="fixe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 </meta:initial-creator>
    <meta:creation-date>2012-11-14T14:13:03</meta:creation-date>
    <dc:date>2024-01-18T12:48:18.998333904</dc:date>
    <meta:editing-duration>PT12H45M33S</meta:editing-duration>
    <meta:editing-cycles>95</meta:editing-cycles>
    <meta:generator>LibreOffice/7.3.7.2$Linux_X86_64 LibreOffice_project/30$Build-2</meta:generator>
    <meta:document-statistic meta:table-count="0" meta:image-count="1" meta:object-count="0" meta:page-count="3" meta:paragraph-count="39" meta:word-count="814" meta:character-count="5157" meta:non-whitespace-character-count="4396"/>
  </office:meta>
</office:document-meta>
</file>